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Arrowheads_20_2" draw:fill="none" draw:fill-color="#ffffff" fo:min-height="0.5cm"/>
    </style:style>
    <style:style style:name="gr3" style:family="graphic" style:parent-style-name="standard">
      <style:graphic-properties draw:stroke="solid" draw:marker-end="Arrowheads_20_2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heads_20_2" draw:fill="none" draw:fill-color="#ffffff" fo:min-height="0.449cm"/>
    </style:style>
    <style:style style:name="gr5" style:family="graphic" style:parent-style-name="standard">
      <style:graphic-properties draw:stroke="dash" draw:stroke-dash="Fine_20_Dashed" draw:marker-end="Arrowheads_20_2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heads_20_2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Arrowheads_20_2" draw:fill="none" draw:fill-color="#ffffff" fo:min-height="0.309cm"/>
    </style:style>
    <style:style style:name="gr8" style:family="graphic" style:parent-style-name="standard">
      <style:graphic-properties draw:stroke="none" svg:stroke-color="#000000" draw:marker-end="Arrowheads_20_2" draw:fill="none" draw:fill-color="#ffffff" fo:min-height="0.25cm"/>
    </style:style>
    <style:style style:name="gr9" style:family="graphic" style:parent-style-name="standard">
      <style:graphic-properties draw:stroke="none" svg:stroke-color="#000000" draw:marker-end="Arrowheads_20_2" draw:fill="none" draw:fill-color="#ffffff" fo:min-height="0.485cm"/>
    </style:style>
    <style:style style:name="gr10" style:family="graphic" style:parent-style-name="standard">
      <style:graphic-properties draw:stroke="none" svg:stroke-color="#000000" draw:marker-end="Arrowheads_20_2" draw:fill="none" draw:fill-color="#ffffff" fo:min-height="0.7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text-properties fo:font-family="'Times New Roman'" style:font-family-generic="roman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Times New Roman'" style:font-family-generic="roman" style:font-pitch="variable" fo:font-size="12pt"/>
    </style:style>
    <style:style style:name="T2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2cm" svg:height="12.006cm" svg:x="0.5cm" svg:y="0.494cm">
              <text:p text:style-name="P1"><text:span text:style-name="T1">C</text:span></text:p>
              <text:p text:style-name="P1"><text:span text:style-name="T1">L</text:span></text:p>
              <text:p text:style-name="P1"><text:span text:style-name="T1">I</text:span></text:p>
              <text:p text:style-name="P1"><text:span text:style-name="T1">E</text:span></text:p>
              <text:p text:style-name="P1"><text:span text:style-name="T1">N</text:span></text:p>
              <text:p text:style-name="P1"><text:span text:style-name="T1">T</text:span></text:p>
            </draw:rect>
            <draw:rect draw:style-name="gr1" draw:text-style-name="P2" draw:layer="layout" svg:width="2cm" svg:height="12.023cm" svg:x="7.5cm" svg:y="0.477cm">
              <text:p text:style-name="P1"><text:span text:style-name="T1">S</text:span></text:p>
              <text:p text:style-name="P1"><text:span text:style-name="T1">E</text:span></text:p>
              <text:p text:style-name="P1"><text:span text:style-name="T1">R</text:span></text:p>
              <text:p text:style-name="P1"><text:span text:style-name="T1">V</text:span></text:p>
              <text:p text:style-name="P1"><text:span text:style-name="T1">E</text:span></text:p>
              <text:p text:style-name="P1"><text:span text:style-name="T1">R</text:span></text:p>
            </draw:rect>
            <draw:frame draw:style-name="gr2" draw:text-style-name="P3" draw:layer="layout" svg:width="5cm" svg:height="0.75cm" svg:x="2.5cm" svg:y="0.25cm">
              <draw:text-box>
                <text:p text:style-name="P1"><text:span text:style-name="T1">Connect</text:span></text:p>
              </draw:text-box>
            </draw:frame>
            <draw:line draw:style-name="gr3" draw:text-style-name="P4" draw:layer="layout" svg:x1="7.5cm" svg:y1="2cm" svg:x2="2.5cm" svg:y2="3.5cm">
              <text:p/>
            </draw:line>
            <draw:frame draw:style-name="gr4" draw:text-style-name="P3" draw:layer="layout" svg:width="5cm" svg:height="0.734cm" svg:x="2.5cm" svg:y="1.525cm">
              <draw:text-box>
                <text:p text:style-name="P1"><text:span text:style-name="T1">Version exchange</text:span></text:p>
              </draw:text-box>
            </draw:frame>
            <draw:line draw:style-name="gr3" draw:text-style-name="P4" draw:layer="layout" svg:x1="2.5cm" svg:y1="2cm" svg:x2="7.5cm" svg:y2="3.5cm">
              <text:p/>
            </draw:line>
            <draw:line draw:style-name="gr3" draw:text-style-name="P4" draw:layer="layout" svg:x1="2.5cm" svg:y1="3.75cm" svg:x2="7.5cm" svg:y2="4.75cm">
              <text:p/>
            </draw:line>
            <draw:line draw:style-name="gr5" draw:text-style-name="P4" draw:layer="layout" svg:x1="2.563cm" svg:y1="0.5cm" svg:x2="7.5cm" svg:y2="2cm">
              <text:p/>
            </draw:line>
            <draw:frame draw:style-name="gr4" draw:text-style-name="P3" draw:layer="layout" svg:width="5cm" svg:height="0.734cm" svg:x="2.5cm" svg:y="3.266cm">
              <draw:text-box>
                <text:p text:style-name="P1"><text:span text:style-name="T1">Authenticate</text:span></text:p>
              </draw:text-box>
            </draw:frame>
            <draw:line draw:style-name="gr3" draw:text-style-name="P4" draw:layer="layout" svg:x1="7.5cm" svg:y1="4.75cm" svg:x2="2.5cm" svg:y2="6.25cm">
              <text:p/>
            </draw:line>
            <draw:line draw:style-name="gr3" draw:text-style-name="P4" draw:layer="layout" svg:x1="7.5cm" svg:y1="6cm" svg:x2="2.5cm" svg:y2="7.5cm">
              <text:p/>
            </draw:line>
            <draw:line draw:style-name="gr6" draw:text-style-name="P4" draw:layer="layout" svg:x1="2.5cm" svg:y1="10.5cm" svg:x2="7.5cm" svg:y2="12cm">
              <text:p/>
            </draw:line>
            <draw:frame draw:style-name="gr2" draw:text-style-name="P5" draw:layer="layout" svg:width="5cm" svg:height="1.505cm" svg:x="2.5cm" svg:y="10.983cm">
              <draw:text-box>
                <text:p text:style-name="P1"><text:span text:style-name="T2">...</text:span></text:p>
              </draw:text-box>
            </draw:frame>
            <draw:frame draw:style-name="gr7" draw:text-style-name="P3" draw:layer="layout" svg:width="4.956cm" svg:height="0.734cm" svg:x="2.5cm" svg:y="10.275cm">
              <draw:text-box>
                <text:p text:style-name="P1"><text:span text:style-name="T1">Ping</text:span></text:p>
              </draw:text-box>
            </draw:frame>
            <draw:line draw:style-name="gr3" draw:text-style-name="P4" draw:layer="layout" svg:x1="7.5cm" svg:y1="9cm" svg:x2="2.5cm" svg:y2="10.5cm">
              <text:p/>
            </draw:line>
            <draw:frame draw:style-name="gr8" draw:text-style-name="P3" draw:layer="layout" svg:width="5cm" svg:height="0.734cm" svg:x="2.5cm" svg:y="4.516cm">
              <draw:text-box>
                <text:p text:style-name="P1"><text:span text:style-name="T1">Crypt setup</text:span></text:p>
              </draw:text-box>
            </draw:frame>
            <draw:frame draw:style-name="gr9" draw:text-style-name="P2" draw:layer="layout" svg:width="5cm" svg:height="0.735cm" svg:x="2.5cm" svg:y="5.75cm">
              <draw:text-box>
                <text:p text:style-name="P1"><text:span text:style-name="T1">Channel states</text:span></text:p>
              </draw:text-box>
            </draw:frame>
            <draw:frame draw:style-name="gr9" draw:text-style-name="P2" draw:layer="layout" svg:width="5cm" svg:height="0.735cm" svg:x="2.5cm" svg:y="7.25cm">
              <draw:text-box>
                <text:p text:style-name="P1"><text:span text:style-name="T1">User states</text:span></text:p>
              </draw:text-box>
            </draw:frame>
            <draw:line draw:style-name="gr3" draw:text-style-name="P4" draw:layer="layout" svg:x1="7.5cm" svg:y1="7.5cm" svg:x2="2.5cm" svg:y2="9cm">
              <text:p/>
            </draw:line>
            <draw:frame draw:style-name="gr10" draw:text-style-name="P3" draw:layer="layout" svg:width="5cm" svg:height="0.975cm" svg:x="2.5cm" svg:y="8.75cm">
              <draw:text-box>
                <text:p text:style-name="P1"><text:span text:style-name="T1">Server syn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Hacker</meta:initial-creator>
    <meta:creation-date>2010-01-24T13:49:48.09</meta:creation-date>
    <dc:date>2015-03-14T23:04:16.13</dc:date>
    <meta:editing-duration>PT2M50S</meta:editing-duration>
    <meta:editing-cycles>4</meta:editing-cycles>
    <meta:generator>LibreOffice/3.6$Windows_x86 LibreOffice_project/2ef5aff-a6fb0ff-166bdff-cf087ad-0f1389</meta:generator>
    <meta:document-statistic meta:object-count="22"/>
  </office:meta>
</office:document-meta>
</file>